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EG_20_Aggiornamento">
      <style:text-properties officeooo:rsid="00801267" officeooo:paragraph-rsid="00801267"/>
    </style:style>
    <style:style style:name="P6" style:family="paragraph" style:parent-style-name="Contents_20_2">
      <style:paragraph-properties>
        <style:tab-stops/>
      </style:paragraph-properties>
    </style:style>
    <style:style style:name="P7" style:family="paragraph" style:parent-style-name="Contents_20_3">
      <style:paragraph-properties>
        <style:tab-stops/>
      </style:paragraph-properties>
    </style:style>
    <style:style style:name="P8" style:family="paragraph" style:parent-style-name="Contents_20_4">
      <style:paragraph-properties>
        <style:tab-stops/>
      </style:paragraph-properties>
    </style:style>
    <style:style style:name="P9" style:family="paragraph" style:parent-style-name="EG_20_Nota" style:list-style-name="EG_20_All_20_nota_20_auto"/>
    <style:style style:name="P10" style:family="paragraph" style:parent-style-name="EG_20_Nota" style:list-style-name="EG_20_All_20_nota_20_auto">
      <style:text-properties officeooo:paragraph-rsid="005e7ddb"/>
    </style:style>
    <style:style style:name="P11" style:family="paragraph" style:parent-style-name="Heading_20_2" style:master-page-name="EG_20_Capitoli_20_prima">
      <style:paragraph-properties style:page-number="auto"/>
      <style:text-properties officeooo:paragraph-rsid="006a0774"/>
    </style:style>
    <style:style style:name="P12" style:family="paragraph" style:parent-style-name="Heading_20_3" style:master-page-name="EG_20_Capitoli">
      <style:paragraph-properties style:page-number="2" fo:break-before="page"/>
      <style:text-properties officeooo:paragraph-rsid="005e7ddb"/>
    </style:style>
    <style:style style:name="P13" style:family="paragraph" style:parent-style-name="Heading_20_3">
      <style:text-properties officeooo:paragraph-rsid="005e7ddb"/>
    </style:style>
    <style:style style:name="P14" style:family="paragraph" style:parent-style-name="Heading_20_4">
      <style:text-properties officeooo:paragraph-rsid="005e7ddb"/>
    </style:style>
    <style:style style:name="P15" style:family="paragraph" style:parent-style-name="Text_20_body" style:list-style-name="EG_20_All_20_commi">
      <style:text-properties officeooo:paragraph-rsid="005e7ddb"/>
    </style:style>
    <style:style style:name="P16" style:family="paragraph" style:parent-style-name="Text_20_body" style:list-style-name="EG_20_All_20_commi">
      <style:text-properties officeooo:paragraph-rsid="00626571"/>
    </style:style>
    <style:style style:name="P17" style:family="paragraph" style:parent-style-name="Text_20_body">
      <style:text-properties officeooo:paragraph-rsid="005e7ddb"/>
    </style:style>
    <style:style style:name="P18" style:family="paragraph" style:parent-style-name="Text_20_body" style:list-style-name="EG_20_All_20_commi">
      <style:text-properties officeooo:rsid="006acad3" officeooo:paragraph-rsid="005e7ddb"/>
    </style:style>
    <style:style style:name="T1" style:family="text">
      <style:text-properties officeooo:rsid="0060f89e"/>
    </style:style>
    <style:style style:name="T2" style:family="text">
      <style:text-properties officeooo:rsid="005f519a"/>
    </style:style>
    <style:style style:name="T3" style:family="text">
      <style:text-properties fo:color="#21409a" loext:opacity="100%" fo:font-size="9pt" style:font-size-asian="10.5pt"/>
    </style:style>
    <style:style style:name="T4" style:family="text">
      <style:text-properties fo:color="#21409a" loext:opacity="100%" fo:font-size="9pt" officeooo:rsid="005f519a" style:font-size-asian="10.5pt"/>
    </style:style>
    <style:style style:name="T5" style:family="text">
      <style:text-properties fo:color="#21409a" loext:opacity="100%" style:font-name="Liberation Sans" fo:font-size="11pt" fo:font-weight="bold" officeooo:rsid="00812d5d" style:font-name-asian="Source Han Sans CN Regular" style:font-size-asian="14.1000003814697pt" style:font-weight-asian="bold" style:font-name-complex="Lohit Devanagari" style:font-size-complex="14.1000003814697pt" style:font-weight-complex="bold"/>
    </style:style>
    <style:style style:name="T6" style:family="text">
      <style:text-properties officeooo:rsid="0070fe8d"/>
    </style:style>
    <style:style style:name="T7" style:family="text">
      <style:text-properties officeooo:rsid="006facf9"/>
    </style:style>
    <style:style style:name="T8" style:family="text">
      <style:text-properties officeooo:rsid="00626571"/>
    </style:style>
    <style:style style:name="T9" style:family="text">
      <style:text-properties style:font-name="Liberation Serif1" officeooo:rsid="00626571" style:font-name-asian="Liberation Serif1" style:font-name-complex="Liberation Serif1"/>
    </style:style>
    <style:style style:name="T10" style:family="text">
      <style:text-properties officeooo:rsid="006b8095"/>
    </style:style>
    <style:style style:name="T11" style:family="text">
      <style:text-properties officeooo:rsid="006be429"/>
    </style:style>
    <style:style style:name="T12" style:family="text">
      <style:text-properties style:use-window-font-color="true" loext:opacity="0%" fo:font-size="11pt" officeooo:rsid="0070e751" style:font-size-asian="10.5pt"/>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1" text:outline-level="2"><text:bookmark-start text:name="__RefHeading___Toc2084_4274643445"/><text:reference-mark-start text:name="ch ascensori"/>Vani degli ascensori<text:bookmark-end text:name="__RefHeading___Toc2084_4274643445"/><text:reference-mark-end text:name="ch ascenso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71512_1701760167" text:style-name="Index_20_Link" text:visited-style-name="Index_20_Link">Campo di applicazione</text:a></text:p>
          <text:p text:style-name="P3"><text:a xlink:type="simple" xlink:href="#__RefHeading__164123_1904530980" text:style-name="Index_20_Link" text:visited-style-name="Index_20_Link">Classificazioni</text:a></text:p>
          <text:p text:style-name="P3"><text:a xlink:type="simple" xlink:href="#__RefHeading__518_723203090" text:style-name="Index_20_Link" text:visited-style-name="Index_20_Link">Strategia antincendio</text:a></text:p>
          <text:p text:style-name="P4"><text:a xlink:type="simple" xlink:href="#__RefHeading__164125_1904530980" text:style-name="Index_20_Link" text:visited-style-name="Index_20_Link">Prescrizioni comuni</text:a></text:p>
          <text:p text:style-name="P4"><text:a xlink:type="simple" xlink:href="#__RefHeading__164127_1904530980" text:style-name="Index_20_Link" text:visited-style-name="Index_20_Link">Prescrizioni per il tipo SB</text:a></text:p>
          <text:p text:style-name="P4"><text:a xlink:type="simple" xlink:href="#__RefHeading__164129_1904530980" text:style-name="Index_20_Link" text:visited-style-name="Index_20_Link">Prescrizioni per il tipo SC</text:a></text:p>
          <text:p text:style-name="P4"><text:a xlink:type="simple" xlink:href="#__RefHeading__164131_1904530980" text:style-name="Index_20_Link" text:visited-style-name="Index_20_Link">Prescrizioni per il tipo SD</text:a></text:p>
          <text:p text:style-name="P4"><text:a xlink:type="simple" xlink:href="#__RefHeading__164133_1904530980" text:style-name="Index_20_Link" text:visited-style-name="Index_20_Link">Prescrizioni per il tipo SE</text:a></text:p>
        </text:index-body>
      </text:table-of-content>
      <text:p text:style-name="Standard"/>
      <text:h text:style-name="P12" text:outline-level="3"><text:bookmark-start text:name="__RefHeading__71512_1701760167"/><draw:frame draw:style-name="fr1" draw:name="Cornice6" text:anchor-type="char" svg:x="-0.9cm" svg:width="0.801cm" draw:z-index="0"><draw:text-box fo:min-height="0.101cm"><text:p text:style-name="P5">a21</text:p></draw:text-box></draw:frame><text:span text:style-name="T5">C</text:span>ampo di applicazione<text:bookmark-end text:name="__RefHeading__71512_1701760167"/></text:h>
      <text:list xml:id="list1382017113" text:style-name="EG_20_All_20_commi">
        <text:list-item text:start-value="1">
          <text:p text:style-name="P15">La presente regola tecnica verticale ha per scopo l’emanazione di disposizioni di prevenzione incendi riguardanti i vani degli <text:span text:style-name="Emphasis">ascensori per trasporto di persone e merci</text:span> installati nelle attività soggette.</text:p>
        </text:list-item>
        <text:list-item>
          <text:p text:style-name="P15">Per <text:span text:style-name="Emphasis">vani degli ascensori</text:span> devono intendersi:</text:p>
          <text:list>
            <text:list-item>
              <text:p text:style-name="P15">i locali macchinario;</text:p>
            </text:list-item>
            <text:list-item>
              <text:p text:style-name="P15">i locali pulegge di rinvio;</text:p>
            </text:list-item>
            <text:list-item>
              <text:p text:style-name="P15">i vani di corsa;</text:p>
            </text:list-item>
            <text:list-item>
              <text:p text:style-name="P15">le aree di lavoro destinate agli impianti di sollevamento.</text:p>
            </text:list-item>
          </text:list>
        </text:list-item>
      </text:list>
      <text:h text:style-name="P13" text:outline-level="3"><text:bookmark-start text:name="__RefHeading__164123_1904530980"/>Classificazioni<text:bookmark-end text:name="__RefHeading__164123_1904530980"/></text:h>
      <text:list xml:id="list200451577901727" text:continue-list="list1382017113" text:style-name="EG_20_All_20_commi">
        <text:list-item text:start-value="1">
          <text:p text:style-name="P17">I vani degli ascensori sono classificati come segue:</text:p>
          <text:p text:style-name="P17"><text:span text:style-name="Strong_20_Emphasis">SA</text:span>: vani aperti;</text:p>
          <text:p text:style-name="P17"><text:span text:style-name="Strong_20_Emphasis">SB</text:span>: vani protetti;</text:p>
          <text:p text:style-name="P17"><text:span text:style-name="Strong_20_Emphasis">SC</text:span>: vani a prova di fumo;</text:p>
          <text:p text:style-name="P17"><text:span text:style-name="Strong_20_Emphasis">SD</text:span>: vani per ascensori antincendio;</text:p>
          <text:p text:style-name="P17"><text:span text:style-name="Strong_20_Emphasis">SE</text:span>: vani per ascensori di soccorso.</text:p>
        </text:list-item>
      </text:list>
      <text:h text:style-name="P13" text:outline-level="3"><text:bookmark-start text:name="__RefHeading__518_723203090"/>Strategia antincendio<text:bookmark-end text:name="__RefHeading__518_723203090"/></text:h>
      <text:list xml:id="list200450924490066" text:continue-list="list200451577901727" text:style-name="EG_20_All_20_commi">
        <text:list-item text:start-value="1">
          <text:p text:style-name="P17">Devono essere applicate le prescrizioni del presente capitolo, senza determinare profili di rischio.</text:p>
        </text:list-item>
      </text:list>
      <text:h text:style-name="P14" text:outline-level="4"><text:bookmark-start text:name="__RefHeading__164125_1904530980"/>Prescrizioni comuni<text:bookmark-end text:name="__RefHeading__164125_1904530980"/></text:h>
      <text:list xml:id="list200451425997578" text:continue-list="list200450924490066" text:style-name="EG_20_All_20_commi">
        <text:list-item text:start-value="1">
          <text:p text:style-name="P15">Devono essere costituiti da materiale <text:span text:style-name="T1">appartenente al gruppo GM0 di reazione al fuoco (capitolo </text:span><text:span text:style-name="T1"><text:reference-ref text:reference-format="chapter" text:ref-name="ch reazione al fuoco">Errore: sorgente del riferimento non trovata</text:reference-ref></text:span><text:span text:style-name="T1">)</text:span>:</text:p>
          <text:list>
            <text:list-item>
              <text:p text:style-name="P15">le pareti, le porte ed i portelli di accesso;</text:p>
            </text:list-item>
            <text:list-item>
              <text:p text:style-name="P15">i setti di separazione tra vano di corsa, locale del macchinario, locale delle pulegge di rinvio;</text:p>
            </text:list-item>
            <text:list-item>
              <text:p text:style-name="P15">l’intelaiatura di sostegno della cabina.</text:p>
            </text:list-item>
          </text:list>
        </text:list-item>
        <text:list-item>
          <text:p text:style-name="P15">I fori di comunicazione attraverso i setti di separazione per passaggio di funi, cavi o tubazioni, devono avere le dimensioni minime indispensabili.</text:p>
        </text:list-item>
        <text:list-item>
          <text:p text:style-name="P15"><text:span text:style-name="T2">L</text:span>’ascensore dovrebbe essere realizzato <text:span text:style-name="T2">in conformità al</text:span>la norma UNI EN 81-73.</text:p>
        </text:list-item>
      </text:list>
      <text:list xml:id="list1418181804" text:style-name="EG_20_All_20_nota_20_auto">
        <text:list-item>
          <text:p text:style-name="P10">Ad esempio, <text:span text:style-name="T3">se i compartimenti sono serviti da impianto IRAI, dovrebbero essere previsti mezzi per riportare l’ascensore al piano di riferimento principale o ad uno alternativo, non interessato dall’incendio, e poi fermarlo. </text:span><text:span text:style-name="T4">Altrimenti</text:span> <text:span text:style-name="T6">dovrebbe</text:span> essere previst<text:span text:style-name="T7">a una misura gestionale </text:span>per riportare l’ascensore al piano di riferimento principale o ad uno alternativo, non interessato dall’incendio, e poi fermarlo.</text:p>
        </text:list-item>
        <text:list-item>
          <text:p text:style-name="P9">Gli ascensori devono rispondere ai requisiti essenziali di salute e di sicurezza previsti all’allegato I della direttiva 2014/33/UE del 26 febbraio 2014.</text:p>
        </text:list-item>
      </text:list>
      <text:list xml:id="list200450910297997" text:continue-list="list200451425997578" text:style-name="EG_20_All_20_commi">
        <text:list-item>
          <text:p text:style-name="P18">In caso di incendio, è vietato l’utilizzo degli ascensori non specificatamente progettati a tale fine. <text:span text:style-name="T2">Tali ascensori devono essere contrassegnati da appositi segnali conformi alla regola dell’arte e facilmente visibili a tutti i piani.</text:span></text:p>
        </text:list-item>
        <text:list-item>
          <text:p text:style-name="P15"><text:soft-page-break/>In prossimità dell’accesso degli spazi o locale del macchinario, ove presente, deve essere posizionato un estintore secondo i criteri previsti al capitolo <text:reference-ref text:reference-format="chapter" text:ref-name="ch controllo incendio">Errore: sorgente del riferimento non trovata</text:reference-ref>.</text:p>
        </text:list-item>
      </text:list>
      <text:h text:style-name="P14" text:outline-level="4"><text:bookmark-start text:name="__RefHeading__164127_1904530980"/>Prescrizioni per il tipo SB<text:bookmark-end text:name="__RefHeading__164127_1904530980"/></text:h>
      <text:list xml:id="list200450701291167" text:continue-list="list200450910297997" text:style-name="EG_20_All_20_commi">
        <text:list-item text:start-value="1">
          <text:p text:style-name="P15">Il vano degli ascensori di tipo SB deve essere di tipo protetto o essere inserito in vano scale protetto.</text:p>
        </text:list-item>
        <text:list-item>
          <text:p text:style-name="P15">La classe di resistenza al fuoco deve essere corrispondente a quella dei compartimenti serviti e comunque <text:span text:style-name="T9">≥</text:span> 30.</text:p>
        </text:list-item>
        <text:list-item>
          <text:p text:style-name="P15">Le pareti, il pavimento ed il tetto della cabina devono essere costituiti da materiali appartenenti al gruppo GM2 di reazione al fuoco come definito nel capitolo <text:reference-ref text:reference-format="chapter" text:ref-name="ch reazione al fuoco">Errore: sorgente del riferimento non trovata</text:reference-ref>.</text:p>
        </text:list-item>
        <text:list-item>
          <text:p text:style-name="P15">Per i vani degli ascensori deve essere soddisfatto il livello di prestazione II della misura controllo di fumi e calore (<text:span text:style-name="T10">c</text:span>apitolo <text:reference-ref text:reference-format="chapter" text:ref-name="ch SEFC">Errore: sorgente del riferimento non trovata</text:reference-ref>).</text:p>
        </text:list-item>
      </text:list>
      <text:h text:style-name="P14" text:outline-level="4"><text:bookmark-start text:name="__RefHeading__164129_1904530980"/>Prescrizioni per il tipo SC<text:bookmark-end text:name="__RefHeading__164129_1904530980"/></text:h>
      <text:list xml:id="list200451283182356" text:continue-list="list200450701291167" text:style-name="EG_20_All_20_commi">
        <text:list-item text:start-value="1">
          <text:p text:style-name="P15">Devono essere rispettate le prescrizioni di cui per il tipo SB.</text:p>
        </text:list-item>
        <text:list-item>
          <text:p text:style-name="P15">Il vano degli ascensori di tipo SC deve essere di tipo <text:span text:style-name="Emphasis">a prova di fumo proveniente dall’attività</text:span> o essere inserito in vano scale <text:span text:style-name="Emphasis">a prova di fumo proveniente dall’attività</text:span>.</text:p>
        </text:list-item>
      </text:list>
      <text:h text:style-name="P14" text:outline-level="4"><text:bookmark-start text:name="__RefHeading__164131_1904530980"/>Prescrizioni per il tipo SD<text:bookmark-end text:name="__RefHeading__164131_1904530980"/></text:h>
      <text:list xml:id="list200450222667111" text:continue-list="list200451283182356" text:style-name="EG_20_All_20_commi">
        <text:list-item text:start-value="1">
          <text:p text:style-name="P15">Devono essere rispettate le prescrizioni di cui per il tipo SC.</text:p>
        </text:list-item>
        <text:list-item>
          <text:p text:style-name="P15">L’ascensore <text:span text:style-name="T12">dovrebbe</text:span> essere realizzato in conformità alla norma UNI EN 81-72.</text:p>
        </text:list-item>
      </text:list>
      <text:list xml:id="list200451858929978" text:continue-list="list1418181804" text:style-name="EG_20_All_20_nota_20_auto">
        <text:list-item>
          <text:p text:style-name="EG_20_Nota">Gli ascensori devono rispondere ai requisiti essenziali di salute e di sicurezza previsti all’allegato I della direttiva 2014/33/UE del 26 febbraio 2014.</text:p>
        </text:list-item>
      </text:list>
      <text:list xml:id="list200450453552728" text:continue-list="list200450222667111" text:style-name="EG_20_All_20_commi">
        <text:list-item>
          <text:p text:style-name="P16">La classe di resistenza al fuoco del vano degli ascensori deve essere corrispondente a quella dei compartimenti serviti e comunque <text:span text:style-name="T9">≥</text:span> 60.</text:p>
        </text:list-item>
        <text:list-item>
          <text:p text:style-name="P15">Gli atri protetti devono possedere almeno le caratteristiche previste per il filtro (<text:span text:style-name="T10">c</text:span>apitolo <text:reference-ref text:reference-format="chapter" text:ref-name="ch compartimentazione">Errore: sorgente del riferimento non trovata</text:reference-ref>). La superficie lorda dell’atrio protetto non può essere <text:span text:style-name="T8">&lt; </text:span>5 m<text:span text:style-name="EG_20_Apice">2</text:span>.</text:p>
        </text:list-item>
        <text:list-item>
          <text:p text:style-name="P15">Lo sbarco dell’ascensore al piano di riferimento deve immettere su luogo sicuro direttamente o mediante percorso protetto.</text:p>
        </text:list-item>
        <text:list-item>
          <text:p text:style-name="P15">Le pareti, il pavimento ed il tetto della cabina devono essere realizzati con materiale non combustibile.</text:p>
        </text:list-item>
      </text:list>
      <text:h text:style-name="P14" text:outline-level="4"><text:bookmark-start text:name="__RefHeading__164133_1904530980"/>Prescrizioni per il tipo SE<text:bookmark-end text:name="__RefHeading__164133_1904530980"/></text:h>
      <text:list xml:id="list200451625838771" text:continue-list="list200450453552728" text:style-name="EG_20_All_20_commi">
        <text:list-item text:start-value="1">
          <text:p text:style-name="P15">Devono essere rispettate tutte le prescrizioni di cui per il tipo SD.</text:p>
        </text:list-item>
        <text:list-item>
          <text:p text:style-name="P15">Gli atri protetti degli ascensori di soccorso devono essere indipendenti dal sistema delle vie d’esodo dell’attività, per evitare interferenze tra l’opera dei Vigili del fuoco e l’esodo.</text:p>
        </text:list-item>
        <text:list-item>
          <text:p text:style-name="P15">Il numero degli ascensori di soccorso deve essere definito in modo da servire con essi l’intera superficie di ciascun piano dell’edificio.</text:p>
        </text:list-item>
        <text:list-item>
          <text:p text:style-name="P15">Le dimensioni interne della cabina e degli atrii protetti devono essere stabilite dal progettista in conformità alla serie delle norme <text:span text:style-name="T11">UNI </text:span>EN 81.</text:p>
        </text:list-item>
        <text:list-item>
          <text:p text:style-name="P15"><text:soft-page-break/>Le porte di piano e di cabina devono essere ad azionamento manuale, la porta di cabina deve essere ad una o più ante scorrevoli orizzontali.</text:p>
        </text:list-item>
        <text:list-item>
          <text:p text:style-name="P15">Un interruttore a chiave, posto a ogni piano servito, deve consentire ai vigili del fuoco di chiamare direttamente l’ascensore di soccorso.</text:p>
        </text:list-item>
        <text:list-item>
          <text:p text:style-name="P15">L’ascensore deve essere dotato di idoneo sistema di comando, azionabile anche in assenza di alimentazione elettrica, in grado di riportare la cabina al <text:span text:style-name="Emphasis">piano di riferimento del compartimento</text:span>. Tale comando deve essere segnalato e facilmente accessibile per i soccorritori.</text:p>
        </text:list-item>
        <text:list-item>
          <text:p text:style-name="P15"><text:bookmark-start text:name="__RefHeading__4030_47192153010"/>Al fine di assicurare la disponibilità dell’impianto, anche in caso di uso improprio, deve essere installato un dispositivo che, quando il tempo di sosta della cabina ad un piano diverso da quello di riferimento del compartimento supera i 2 minuti, riporti automaticamente la cabina al <text:span text:style-name="Emphasis">piano di riferimento del compartimento</text:span>. Un allarme luminoso ed acustico deve segnalare il fallimento di questa manovra al personale dell’edificio; tale allarme non deve essere operativo quando l’ascensore è sotto il controllo dei Vigili del fuoco.<text:bookmark-end text:name="__RefHeading__4030_471921530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3</text:chapter><text:s/><text:chapter text:display="name" text:outline-level="2">Vani degli ascensori</text:chapter><text:tab/>Pagina <text:chapter text:display="plain-number" text:outline-level="2">V.3</text:chapter>-<text:page-number text:select-page="current">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Vani degli ascensori</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27M23S</meta:editing-duration>
    <meta:editing-cycles>38</meta:editing-cycles>
    <meta:generator>LibreOffice/7.2.3.2$Linux_X86_64 LibreOffice_project/20$Build-2</meta:generator>
    <dc:title>modello_codicepi_14</dc:title>
    <meta:initial-creator>Emanuele Gissi</meta:initial-creator>
    <dc:date>2021-12-07T20:04:49.560549528</dc:date>
    <meta:document-statistic meta:table-count="0" meta:image-count="0" meta:object-count="0" meta:page-count="5" meta:paragraph-count="64" meta:word-count="957" meta:character-count="6117" meta:non-whitespace-character-count="5272"/>
    <meta:template xlink:type="simple" xlink:actuate="onRequest" xlink:title="modello_codicepi_14" xlink:href="../../../../../../Modelli/modello_codicepi_14.ott" meta:date="2019-06-11T19:42:58.853340625"/>
  </office:meta>
</office:document-meta>
</file>